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2">
      <style:paragraph-properties fo:margin-top="0in" fo:margin-bottom="0in" style:contextual-spacing="false" fo:line-height="100%"/>
    </style:style>
    <style:style style:name="P4" style:family="paragraph" style:parent-style-name="Heading_20_3">
      <style:paragraph-properties fo:margin-top="0in" fo:margin-bottom="0in" style:contextual-spacing="false" fo:line-height="100%"/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P5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6" style:family="paragraph" style:parent-style-name="Heading_20_1" style:master-page-name="Standard">
      <style:paragraph-properties style:page-number="1"/>
    </style:style>
    <style:style style:name="P7" style:family="paragraph" style:parent-style-name="Exalted">
      <style:paragraph-properties fo:margin-top="0in" fo:margin-bottom="0.0835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2074ca"/>
    </style:style>
    <style:style style:name="T3" style:family="text">
      <style:text-properties officeooo:rsid="00219026"/>
    </style:style>
    <style:style style:name="Sect1" style:family="section">
      <style:section-properties text:dont-balance-text-columns="true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6" text:outline-level="1">Charms</text:h>
        <text:h text:style-name="P3" text:outline-level="2">Lesser Charms</text:h>
        <text:h text:style-name="P4" text:outline-level="3">Familiar Face Confusion</text:h>
        <text:p text:style-name="Exalted"><text:span text:style-name="T1">Cost: </text:span>5m<text:line-break/><text:span text:style-name="T1">Type:</text:span> Primary; <text:span text:style-name="T2">Scene</text:span><text:line-break/><text:span text:style-name="T1">Mins:</text:span> Deception 1, Luck 1</text:p>
        <text:p text:style-name="Exalted">By chance, the Nocturnal is confused for another in a way that is beneficial to the Nocturnal. <text:s/>This may either be by being mistaken for a rank of an organization, or a specific person.</text:p>
        <text:p text:style-name="Exalted">This may grant one temporary dot in a Merit such as Ally, Resources, or Influence, or it may be as simple as being granted entry into a closed party.</text:p>
        <text:p text:style-name="Exalted">This charade lasts as long as the Nocturnal as Motes committed, until the scene ends, or if the actual person/member of an organization the Nocturnal is confused for shows up.</text:p>
        <text:h text:style-name="P5" text:outline-level="3">Mind of the Mad Genius</text:h>
        <text:p text:style-name="Exalted"><text:span text:style-name="T1">Cost: </text:span>5m<text:line-break/><text:span text:style-name="T1">Type:</text:span> Primary (Scene)<text:line-break/><text:span text:style-name="T1">Mins:</text:span> Luck 3</text:p>
        <text:p text:style-name="Exalted">A plan so daring, so implausible, so inefficient, and verging on madness comes to Nocturnal.</text:p>
        <text:p text:style-name="Exalted">The Player describes a plan so implausible, so dangerous, so inefficient that it seems madness to even embark upon it.</text:p>
        <text:p text:style-name="Exalted">And yet, should the proposed plan be carried through, the strategy will work.</text:p>
        <text:h text:style-name="P5" text:outline-level="3">Sometimes Apples Fly</text:h>
        <text:p text:style-name="Exalted"><text:span text:style-name="T1">Cost: </text:span>4m <text:line-break/><text:span text:style-name="T1">Type:</text:span> Reflexive (Scene)<text:line-break/><text:span text:style-name="T1">Mins:</text:span> Athletics 3, Paradox 3</text:p>
        <text:p text:style-name="Exalted">The Nocturnal cuts their bonds with the reality that exists, and instead tethers their bonds to the pull of the Night Sky.</text:p>
        <text:p text:style-name="Exalted"><text:span text:style-name="T3">G</text:span>ravity for the Nocturnal is inverted and allows them to fall upwards, <text:span text:style-name="T3">at their choice</text:span>. Fall damage still applies.</text:p>
        <text:h text:style-name="P5" text:outline-level="3">Dual Face Observation</text:h>
        <text:p text:style-name="Exalted"><text:span text:style-name="T1">Cost: </text:span>3m <text:line-break/><text:span text:style-name="T1">Type:</text:span> Primary<text:line-break/><text:span text:style-name="T1">Mins:</text:span> Paradox 2, Awareness 2</text:p>
        <text:p text:style-name="Exalted">You may observe a person, or specific point from two places (that you could normally access) at the same time.</text:p>
        <text:p text:style-name="Exalted">You may use this to place a “sentinel self” to watch guard while your “true self” is performing normal tasks.</text:p>
        <text:h text:style-name="P5" text:outline-level="3">Improbable Response</text:h>
        <text:p text:style-name="Exalted"><text:span text:style-name="T1">Cost: </text:span>3m<text:line-break/><text:span text:style-name="T1">Type:</text:span> Reflexive<text:line-break/><text:span text:style-name="T1">Mins:</text:span> Athletics 2, Paradox 1</text:p>
        <text:p text:style-name="Exalted">A thousand possibilities flash before the Nocturnal’s form, allowing them to predict an attack and move out of the way. </text:p>
        <text:p text:style-name="Exalted">Reduce damage from an incoming attack by (Essence).</text:p>
        <text:p text:style-name="Exalted"/>
        <text:p text:style-name="Exalted"/>
        <text:p text:style-name="P7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1T15:34:30.040000000</dc:date>
    <meta:editing-cycles>7</meta:editing-cycles>
    <meta:editing-duration>PT3M34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28" meta:word-count="319" meta:character-count="1815" meta:non-whitespace-character-count="1520"/>
  </office:meta>
</office:document-meta>
</file>